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4cm"/>
    </style:style>
    <style:style style:name="co2" style:family="table-column">
      <style:table-column-properties fo:break-before="auto" style:column-width="0.981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2.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  <table:table-cell office:value-type="float" office:value="12748.638362" calcext:value-type="float">
            <text:p>12748,638362</text:p>
          </table:table-cell>
          <table:table-cell office:value-type="float" office:value="19065.330579" calcext:value-type="float">
            <text:p>19065,330579</text:p>
          </table:table-cell>
          <table:table-cell office:value-type="float" office:value="13388.246333" calcext:value-type="float">
            <text:p>13388,246333</text:p>
          </table:table-cell>
          <table:table-cell office:value-type="float" office:value="-190.65966" calcext:value-type="float">
            <text:p>-190,659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900" calcext:value-type="float">
            <text:p>900</text:p>
          </table:table-cell>
          <table:table-cell office:value-type="float" office:value="12870.790143" calcext:value-type="float">
            <text:p>12870,790143</text:p>
          </table:table-cell>
          <table:table-cell office:value-type="float" office:value="20476.248313" calcext:value-type="float">
            <text:p>20476,248313</text:p>
          </table:table-cell>
          <table:table-cell office:value-type="float" office:value="11003.113816" calcext:value-type="float">
            <text:p>11003,113816</text:p>
          </table:table-cell>
          <table:table-cell office:value-type="float" office:value="-190.673953" calcext:value-type="float">
            <text:p>-190,67395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1800" calcext:value-type="float">
            <text:p>1800</text:p>
          </table:table-cell>
          <table:table-cell office:value-type="float" office:value="12993.818972" calcext:value-type="float">
            <text:p>12993,818972</text:p>
          </table:table-cell>
          <table:table-cell office:value-type="float" office:value="21606.731667" calcext:value-type="float">
            <text:p>21606,731667</text:p>
          </table:table-cell>
          <table:table-cell office:value-type="float" office:value="8428.82459" calcext:value-type="float">
            <text:p>8428,82459</text:p>
          </table:table-cell>
          <table:table-cell office:value-type="float" office:value="-190.688291" calcext:value-type="float">
            <text:p>-190,6882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2700" calcext:value-type="float">
            <text:p>2700</text:p>
          </table:table-cell>
          <table:table-cell office:value-type="float" office:value="13078.851897" calcext:value-type="float">
            <text:p>13078,851897</text:p>
          </table:table-cell>
          <table:table-cell office:value-type="float" office:value="22445.189821" calcext:value-type="float">
            <text:p>22445,189821</text:p>
          </table:table-cell>
          <table:table-cell office:value-type="float" office:value="5709.850544" calcext:value-type="float">
            <text:p>5709,850544</text:p>
          </table:table-cell>
          <table:table-cell office:value-type="float" office:value="-190.702599" calcext:value-type="float">
            <text:p>-190,7025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3600" calcext:value-type="float">
            <text:p>3600</text:p>
          </table:table-cell>
          <table:table-cell office:value-type="float" office:value="13086.56464" calcext:value-type="float">
            <text:p>13086,56464</text:p>
          </table:table-cell>
          <table:table-cell office:value-type="float" office:value="22988.96781" calcext:value-type="float">
            <text:p>22988,96781</text:p>
          </table:table-cell>
          <table:table-cell office:value-type="float" office:value="2893.004921" calcext:value-type="float">
            <text:p>2893,004921</text:p>
          </table:table-cell>
          <table:table-cell office:value-type="float" office:value="-190.716952" calcext:value-type="float">
            <text:p>-190,7169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500" calcext:value-type="float">
            <text:p>4500</text:p>
          </table:table-cell>
          <table:table-cell office:value-type="float" office:value="12978.849134" calcext:value-type="float">
            <text:p>12978,849134</text:p>
          </table:table-cell>
          <table:table-cell office:value-type="float" office:value="23244.29681" calcext:value-type="float">
            <text:p>23244,29681</text:p>
          </table:table-cell>
          <table:table-cell office:value-type="float" office:value="26.635174" calcext:value-type="float">
            <text:p>26,635174</text:p>
          </table:table-cell>
          <table:table-cell office:value-type="float" office:value="-190.731315" calcext:value-type="float">
            <text:p>-190,7313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5400" calcext:value-type="float">
            <text:p>5400</text:p>
          </table:table-cell>
          <table:table-cell office:value-type="float" office:value="12720.434145" calcext:value-type="float">
            <text:p>12720,434145</text:p>
          </table:table-cell>
          <table:table-cell office:value-type="float" office:value="23225.915522" calcext:value-type="float">
            <text:p>23225,915522</text:p>
          </table:table-cell>
          <table:table-cell office:value-type="float" office:value="-2840.20061" calcext:value-type="float">
            <text:p>-2840,20061</text:p>
          </table:table-cell>
          <table:table-cell office:value-type="float" office:value="-190.745685" calcext:value-type="float">
            <text:p>-190,74568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6300" calcext:value-type="float">
            <text:p>6300</text:p>
          </table:table-cell>
          <table:table-cell office:value-type="float" office:value="12280.397278" calcext:value-type="float">
            <text:p>12280,397278</text:p>
          </table:table-cell>
          <table:table-cell office:value-type="float" office:value="22956.380032" calcext:value-type="float">
            <text:p>22956,380032</text:p>
          </table:table-cell>
          <table:table-cell office:value-type="float" office:value="-5658.560062" calcext:value-type="float">
            <text:p>-5658,560062</text:p>
          </table:table-cell>
          <table:table-cell office:value-type="float" office:value="-190.760073" calcext:value-type="float">
            <text:p>-190,7600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7200" calcext:value-type="float">
            <text:p>7200</text:p>
          </table:table-cell>
          <table:table-cell office:value-type="float" office:value="11633.511475" calcext:value-type="float">
            <text:p>11633,511475</text:p>
          </table:table-cell>
          <table:table-cell office:value-type="float" office:value="22465.090834" calcext:value-type="float">
            <text:p>22465,090834</text:p>
          </table:table-cell>
          <table:table-cell office:value-type="float" office:value="-8380.432605" calcext:value-type="float">
            <text:p>-8380,432605</text:p>
          </table:table-cell>
          <table:table-cell office:value-type="float" office:value="-190.774357" calcext:value-type="float">
            <text:p>-190,77435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8100" calcext:value-type="float">
            <text:p>8100</text:p>
          </table:table-cell>
          <table:table-cell office:value-type="float" office:value="10761.375882" calcext:value-type="float">
            <text:p>10761,375882</text:p>
          </table:table-cell>
          <table:table-cell office:value-type="float" office:value="21787.075843" calcext:value-type="float">
            <text:p>21787,075843</text:p>
          </table:table-cell>
          <table:table-cell office:value-type="float" office:value="-10959.532902" calcext:value-type="float">
            <text:p>-10959,532902</text:p>
          </table:table-cell>
          <table:table-cell office:value-type="float" office:value="-190.788723" calcext:value-type="float">
            <text:p>-190,7887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9000" calcext:value-type="float">
            <text:p>9000</text:p>
          </table:table-cell>
          <table:table-cell office:value-type="float" office:value="9653.28944" calcext:value-type="float">
            <text:p>9653,28944</text:p>
          </table:table-cell>
          <table:table-cell office:value-type="float" office:value="20961.576695" calcext:value-type="float">
            <text:p>20961,576695</text:p>
          </table:table-cell>
          <table:table-cell office:value-type="float" office:value="-13352.060143" calcext:value-type="float">
            <text:p>-13352,060143</text:p>
          </table:table-cell>
          <table:table-cell office:value-type="float" office:value="-190.803039" calcext:value-type="float">
            <text:p>-190,80303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9900" calcext:value-type="float">
            <text:p>9900</text:p>
          </table:table-cell>
          <table:table-cell office:value-type="float" office:value="8306.835288" calcext:value-type="float">
            <text:p>8306,835288</text:p>
          </table:table-cell>
          <table:table-cell office:value-type="float" office:value="20030.492302" calcext:value-type="float">
            <text:p>20030,492302</text:p>
          </table:table-cell>
          <table:table-cell office:value-type="float" office:value="-15517.412569" calcext:value-type="float">
            <text:p>-15517,412569</text:p>
          </table:table-cell>
          <table:table-cell office:value-type="float" office:value="-190.817342" calcext:value-type="float">
            <text:p>-190,81734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10800" calcext:value-type="float">
            <text:p>10800</text:p>
          </table:table-cell>
          <table:table-cell office:value-type="float" office:value="6728.154839" calcext:value-type="float">
            <text:p>6728,154839</text:p>
          </table:table-cell>
          <table:table-cell office:value-type="float" office:value="19036.738313" calcext:value-type="float">
            <text:p>19036,738313</text:p>
          </table:table-cell>
          <table:table-cell office:value-type="float" office:value="-17418.847507" calcext:value-type="float">
            <text:p>-17418,847507</text:p>
          </table:table-cell>
          <table:table-cell office:value-type="float" office:value="-190.831627" calcext:value-type="float">
            <text:p>-190,8316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11700" calcext:value-type="float">
            <text:p>11700</text:p>
          </table:table-cell>
          <table:table-cell office:value-type="float" office:value="4931.901679" calcext:value-type="float">
            <text:p>4931,901679</text:p>
          </table:table-cell>
          <table:table-cell office:value-type="float" office:value="18022.583716" calcext:value-type="float">
            <text:p>18022,583716</text:p>
          </table:table-cell>
          <table:table-cell office:value-type="float" office:value="-19024.078169" calcext:value-type="float">
            <text:p>-19024,078169</text:p>
          </table:table-cell>
          <table:table-cell office:value-type="float" office:value="-190.845891" calcext:value-type="float">
            <text:p>-190,84589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12600" calcext:value-type="float">
            <text:p>12600</text:p>
          </table:table-cell>
          <table:table-cell office:value-type="float" office:value="2940.876977" calcext:value-type="float">
            <text:p>2940,876977</text:p>
          </table:table-cell>
          <table:table-cell office:value-type="float" office:value="17028.026256" calcext:value-type="float">
            <text:p>17028,026256</text:p>
          </table:table-cell>
          <table:table-cell office:value-type="float" office:value="-20305.799351" calcext:value-type="float">
            <text:p>-20305,799351</text:p>
          </table:table-cell>
          <table:table-cell office:value-type="float" office:value="-190.860174" calcext:value-type="float">
            <text:p>-190,86017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13500" calcext:value-type="float">
            <text:p>13500</text:p>
          </table:table-cell>
          <table:table-cell office:value-type="float" office:value="785.359472" calcext:value-type="float">
            <text:p>785,359472</text:p>
          </table:table-cell>
          <table:table-cell office:value-type="float" office:value="16089.2667" calcext:value-type="float">
            <text:p>16089,2667</text:p>
          </table:table-cell>
          <table:table-cell office:value-type="float" office:value="-21242.135042" calcext:value-type="float">
            <text:p>-21242,135042</text:p>
          </table:table-cell>
          <table:table-cell office:value-type="float" office:value="-190.874462" calcext:value-type="float">
            <text:p>-190,8744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14400" calcext:value-type="float">
            <text:p>14400</text:p>
          </table:table-cell>
          <table:table-cell office:value-type="float" office:value="-1497.846019" calcext:value-type="float">
            <text:p>-1497,846019</text:p>
          </table:table-cell>
          <table:table-cell office:value-type="float" office:value="15237.338318" calcext:value-type="float">
            <text:p>15237,338318</text:p>
          </table:table-cell>
          <table:table-cell office:value-type="float" office:value="-21817.001854" calcext:value-type="float">
            <text:p>-21817,001854</text:p>
          </table:table-cell>
          <table:table-cell office:value-type="float" office:value="-190.888742" calcext:value-type="float">
            <text:p>-190,88874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15300" calcext:value-type="float">
            <text:p>15300</text:p>
          </table:table-cell>
          <table:table-cell office:value-type="float" office:value="-3866.607578" calcext:value-type="float">
            <text:p>-3866,607578</text:p>
          </table:table-cell>
          <table:table-cell office:value-type="float" office:value="14496.942357" calcext:value-type="float">
            <text:p>14496,942357</text:p>
          </table:table-cell>
          <table:table-cell office:value-type="float" office:value="-22020.382986" calcext:value-type="float">
            <text:p>-22020,382986</text:p>
          </table:table-cell>
          <table:table-cell office:value-type="float" office:value="-190.903013" calcext:value-type="float">
            <text:p>-190,9030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16200" calcext:value-type="float">
            <text:p>16200</text:p>
          </table:table-cell>
          <table:table-cell office:value-type="float" office:value="-6274.869684" calcext:value-type="float">
            <text:p>-6274,869684</text:p>
          </table:table-cell>
          <table:table-cell office:value-type="float" office:value="13885.533003" calcext:value-type="float">
            <text:p>13885,533003</text:p>
          </table:table-cell>
          <table:table-cell office:value-type="float" office:value="-21848.508325" calcext:value-type="float">
            <text:p>-21848,508325</text:p>
          </table:table-cell>
          <table:table-cell office:value-type="float" office:value="-190.917344" calcext:value-type="float">
            <text:p>-190,9173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17100" calcext:value-type="float">
            <text:p>17100</text:p>
          </table:table-cell>
          <table:table-cell office:value-type="float" office:value="-8674.210754" calcext:value-type="float">
            <text:p>-8674,210754</text:p>
          </table:table-cell>
          <table:table-cell office:value-type="float" office:value="13412.686504" calcext:value-type="float">
            <text:p>13412,686504</text:p>
          </table:table-cell>
          <table:table-cell office:value-type="float" office:value="-21303.937175" calcext:value-type="float">
            <text:p>-21303,937175</text:p>
          </table:table-cell>
          <table:table-cell office:value-type="float" office:value="-190.931599" calcext:value-type="float">
            <text:p>-190,93159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18000" calcext:value-type="float">
            <text:p>18000</text:p>
          </table:table-cell>
          <table:table-cell office:value-type="float" office:value="-11015.498336" calcext:value-type="float">
            <text:p>-11015,498336</text:p>
          </table:table-cell>
          <table:table-cell office:value-type="float" office:value="13079.779036" calcext:value-type="float">
            <text:p>13079,779036</text:p>
          </table:table-cell>
          <table:table-cell office:value-type="float" office:value="-20395.541057" calcext:value-type="float">
            <text:p>-20395,541057</text:p>
          </table:table-cell>
          <table:table-cell office:value-type="float" office:value="-190.945858" calcext:value-type="float">
            <text:p>-190,9458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18900" calcext:value-type="float">
            <text:p>18900</text:p>
          </table:table-cell>
          <table:table-cell office:value-type="float" office:value="-13250.581501" calcext:value-type="float">
            <text:p>-13250,581501</text:p>
          </table:table-cell>
          <table:table-cell office:value-type="float" office:value="12879.986854" calcext:value-type="float">
            <text:p>12879,986854</text:p>
          </table:table-cell>
          <table:table-cell office:value-type="float" office:value="-19138.385126" calcext:value-type="float">
            <text:p>-19138,385126</text:p>
          </table:table-cell>
          <table:table-cell office:value-type="float" office:value="-190.960148" calcext:value-type="float">
            <text:p>-190,9601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19800" calcext:value-type="float">
            <text:p>19800</text:p>
          </table:table-cell>
          <table:table-cell office:value-type="float" office:value="-15333.958003" calcext:value-type="float">
            <text:p>-15333,958003</text:p>
          </table:table-cell>
          <table:table-cell office:value-type="float" office:value="12798.610528" calcext:value-type="float">
            <text:p>12798,610528</text:p>
          </table:table-cell>
          <table:table-cell office:value-type="float" office:value="-17553.507923" calcext:value-type="float">
            <text:p>-17553,507923</text:p>
          </table:table-cell>
          <table:table-cell office:value-type="float" office:value="-190.974488" calcext:value-type="float">
            <text:p>-190,9744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20700" calcext:value-type="float">
            <text:p>20700</text:p>
          </table:table-cell>
          <table:table-cell office:value-type="float" office:value="-17224.353889" calcext:value-type="float">
            <text:p>-17224,353889</text:p>
          </table:table-cell>
          <table:table-cell office:value-type="float" office:value="12813.71308" calcext:value-type="float">
            <text:p>12813,71308</text:p>
          </table:table-cell>
          <table:table-cell office:value-type="float" office:value="-15667.600582" calcext:value-type="float">
            <text:p>-15667,600582</text:p>
          </table:table-cell>
          <table:table-cell office:value-type="float" office:value="-190.988807" calcext:value-type="float">
            <text:p>-190,9888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21600" calcext:value-type="float">
            <text:p>21600</text:p>
          </table:table-cell>
          <table:table-cell office:value-type="float" office:value="-18886.155682" calcext:value-type="float">
            <text:p>-18886,155682</text:p>
          </table:table-cell>
          <table:table-cell office:value-type="float" office:value="12897.049927" calcext:value-type="float">
            <text:p>12897,049927</text:p>
          </table:table-cell>
          <table:table-cell office:value-type="float" office:value="-13512.58809" calcext:value-type="float">
            <text:p>-13512,58809</text:p>
          </table:table-cell>
          <table:table-cell office:value-type="float" office:value="-191.003076" calcext:value-type="float">
            <text:p>-191,00307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22500" calcext:value-type="float">
            <text:p>22500</text:p>
          </table:table-cell>
          <table:table-cell office:value-type="float" office:value="-20290.639876" calcext:value-type="float">
            <text:p>-20290,639876</text:p>
          </table:table-cell>
          <table:table-cell office:value-type="float" office:value="13015.257167" calcext:value-type="float">
            <text:p>13015,257167</text:p>
          </table:table-cell>
          <table:table-cell office:value-type="float" office:value="-11125.11695" calcext:value-type="float">
            <text:p>-11125,11695</text:p>
          </table:table-cell>
          <table:table-cell office:value-type="float" office:value="-191.017353" calcext:value-type="float">
            <text:p>-191,01735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23400" calcext:value-type="float">
            <text:p>23400</text:p>
          </table:table-cell>
          <table:table-cell office:value-type="float" office:value="-21416.951345" calcext:value-type="float">
            <text:p>-21416,951345</text:p>
          </table:table-cell>
          <table:table-cell office:value-type="float" office:value="13131.254342" calcext:value-type="float">
            <text:p>13131,254342</text:p>
          </table:table-cell>
          <table:table-cell office:value-type="float" office:value="-8545.955381" calcext:value-type="float">
            <text:p>-8545,955381</text:p>
          </table:table-cell>
          <table:table-cell office:value-type="float" office:value="-191.031671" calcext:value-type="float">
            <text:p>-191,03167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24300" calcext:value-type="float">
            <text:p>24300</text:p>
          </table:table-cell>
          <table:table-cell office:value-type="float" office:value="-22252.791133" calcext:value-type="float">
            <text:p>-22252,791133</text:p>
          </table:table-cell>
          <table:table-cell office:value-type="float" office:value="13205.808813" calcext:value-type="float">
            <text:p>13205,808813</text:p>
          </table:table-cell>
          <table:table-cell office:value-type="float" office:value="-5819.314132" calcext:value-type="float">
            <text:p>-5819,314132</text:p>
          </table:table-cell>
          <table:table-cell office:value-type="float" office:value="-191.045909" calcext:value-type="float">
            <text:p>-191,0459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25200" calcext:value-type="float">
            <text:p>25200</text:p>
          </table:table-cell>
          <table:table-cell office:value-type="float" office:value="-22794.78475" calcext:value-type="float">
            <text:p>-22794,78475</text:p>
          </table:table-cell>
          <table:table-cell office:value-type="float" office:value="13199.201709" calcext:value-type="float">
            <text:p>13199,201709</text:p>
          </table:table-cell>
          <table:table-cell office:value-type="float" office:value="-2992.097968" calcext:value-type="float">
            <text:p>-2992,097968</text:p>
          </table:table-cell>
          <table:table-cell office:value-type="float" office:value="-191.060289" calcext:value-type="float">
            <text:p>-191,06028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26100" calcext:value-type="float">
            <text:p>26100</text:p>
          </table:table-cell>
          <table:table-cell office:value-type="float" office:value="-23048.514194" calcext:value-type="float">
            <text:p>-23048,514194</text:p>
          </table:table-cell>
          <table:table-cell office:value-type="float" office:value="13072.930443" calcext:value-type="float">
            <text:p>13072,930443</text:p>
          </table:table-cell>
          <table:table-cell office:value-type="float" office:value="-113.099771" calcext:value-type="float">
            <text:p>-113,099771</text:p>
          </table:table-cell>
          <table:table-cell office:value-type="float" office:value="-191.074629" calcext:value-type="float">
            <text:p>-191,0746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27000" calcext:value-type="float">
            <text:p>27000</text:p>
          </table:table-cell>
          <table:table-cell office:value-type="float" office:value="-23028.210006" calcext:value-type="float">
            <text:p>-23028,210006</text:p>
          </table:table-cell>
          <table:table-cell office:value-type="float" office:value="12791.380313" calcext:value-type="float">
            <text:p>12791,380313</text:p>
          </table:table-cell>
          <table:table-cell office:value-type="float" office:value="2767.848974" calcext:value-type="float">
            <text:p>2767,848974</text:p>
          </table:table-cell>
          <table:table-cell office:value-type="float" office:value="-191.088945" calcext:value-type="float">
            <text:p>-191,0889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27900" calcext:value-type="float">
            <text:p>27900</text:p>
          </table:table-cell>
          <table:table-cell office:value-type="float" office:value="-22756.113239" calcext:value-type="float">
            <text:p>-22756,113239</text:p>
          </table:table-cell>
          <table:table-cell office:value-type="float" office:value="12323.397987" calcext:value-type="float">
            <text:p>12323,397987</text:p>
          </table:table-cell>
          <table:table-cell office:value-type="float" office:value="5600.755988" calcext:value-type="float">
            <text:p>5600,755988</text:p>
          </table:table-cell>
          <table:table-cell office:value-type="float" office:value="-191.103238" calcext:value-type="float">
            <text:p>-191,1032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28800" calcext:value-type="float">
            <text:p>28800</text:p>
          </table:table-cell>
          <table:table-cell office:value-type="float" office:value="-22261.530684" calcext:value-type="float">
            <text:p>-22261,530684</text:p>
          </table:table-cell>
          <table:table-cell office:value-type="float" office:value="11643.702706" calcext:value-type="float">
            <text:p>11643,702706</text:p>
          </table:table-cell>
          <table:table-cell office:value-type="float" office:value="8336.357727" calcext:value-type="float">
            <text:p>8336,357727</text:p>
          </table:table-cell>
          <table:table-cell office:value-type="float" office:value="-191.117535" calcext:value-type="float">
            <text:p>-191,1175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29700" calcext:value-type="float">
            <text:p>29700</text:p>
          </table:table-cell>
          <table:table-cell office:value-type="float" office:value="-21579.619467" calcext:value-type="float">
            <text:p>-21579,619467</text:p>
          </table:table-cell>
          <table:table-cell office:value-type="float" office:value="10734.076912" calcext:value-type="float">
            <text:p>10734,076912</text:p>
          </table:table-cell>
          <table:table-cell office:value-type="float" office:value="10927.003195" calcext:value-type="float">
            <text:p>10927,003195</text:p>
          </table:table-cell>
          <table:table-cell office:value-type="float" office:value="-191.131863" calcext:value-type="float">
            <text:p>-191,1318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30600" calcext:value-type="float">
            <text:p>30600</text:p>
          </table:table-cell>
          <table:table-cell office:value-type="float" office:value="-20749.948564" calcext:value-type="float">
            <text:p>-20749,948564</text:p>
          </table:table-cell>
          <table:table-cell office:value-type="float" office:value="9584.286435" calcext:value-type="float">
            <text:p>9584,286435</text:p>
          </table:table-cell>
          <table:table-cell office:value-type="float" office:value="13327.514228" calcext:value-type="float">
            <text:p>13327,514228</text:p>
          </table:table-cell>
          <table:table-cell office:value-type="float" office:value="-191.146167" calcext:value-type="float">
            <text:p>-191,1461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31500" calcext:value-type="float">
            <text:p>31500</text:p>
          </table:table-cell>
          <table:table-cell office:value-type="float" office:value="-19814.894387" calcext:value-type="float">
            <text:p>-19814,894387</text:p>
          </table:table-cell>
          <table:table-cell office:value-type="float" office:value="8192.69108" calcext:value-type="float">
            <text:p>8192,69108</text:p>
          </table:table-cell>
          <table:table-cell office:value-type="float" office:value="15496.004554" calcext:value-type="float">
            <text:p>15496,004554</text:p>
          </table:table-cell>
          <table:table-cell office:value-type="float" office:value="-191.16049" calcext:value-type="float">
            <text:p>-191,1604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32400" calcext:value-type="float">
            <text:p>32400</text:p>
          </table:table-cell>
          <table:table-cell office:value-type="float" office:value="-18817.934791" calcext:value-type="float">
            <text:p>-18817,934791</text:p>
          </table:table-cell>
          <table:table-cell office:value-type="float" office:value="6566.519001" calcext:value-type="float">
            <text:p>6566,519001</text:p>
          </table:table-cell>
          <table:table-cell office:value-type="float" office:value="17394.640559" calcext:value-type="float">
            <text:p>17394,640559</text:p>
          </table:table-cell>
          <table:table-cell office:value-type="float" office:value="-191.174809" calcext:value-type="float">
            <text:p>-191,1748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33300" calcext:value-type="float">
            <text:p>33300</text:p>
          </table:table-cell>
          <table:table-cell office:value-type="float" office:value="-17801.910345" calcext:value-type="float">
            <text:p>-17801,910345</text:p>
          </table:table-cell>
          <table:table-cell office:value-type="float" office:value="4721.792037" calcext:value-type="float">
            <text:p>4721,792037</text:p>
          </table:table-cell>
          <table:table-cell office:value-type="float" office:value="18990.327881" calcext:value-type="float">
            <text:p>18990,327881</text:p>
          </table:table-cell>
          <table:table-cell office:value-type="float" office:value="-191.189063" calcext:value-type="float">
            <text:p>-191,18906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34200" calcext:value-type="float">
            <text:p>34200</text:p>
          </table:table-cell>
          <table:table-cell office:value-type="float" office:value="-16807.323241" calcext:value-type="float">
            <text:p>-16807,323241</text:p>
          </table:table-cell>
          <table:table-cell office:value-type="float" office:value="2682.903617" calcext:value-type="float">
            <text:p>2682,903617</text:p>
          </table:table-cell>
          <table:table-cell office:value-type="float" office:value="20255.309561" calcext:value-type="float">
            <text:p>20255,309561</text:p>
          </table:table-cell>
          <table:table-cell office:value-type="float" office:value="-191.203297" calcext:value-type="float">
            <text:p>-191,20329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35100" calcext:value-type="float">
            <text:p>35100</text:p>
          </table:table-cell>
          <table:table-cell office:value-type="float" office:value="-15870.742675" calcext:value-type="float">
            <text:p>-15870,742675</text:p>
          </table:table-cell>
          <table:table-cell office:value-type="float" office:value="481.865286" calcext:value-type="float">
            <text:p>481,865286</text:p>
          </table:table-cell>
          <table:table-cell office:value-type="float" office:value="21167.663536" calcext:value-type="float">
            <text:p>21167,663536</text:p>
          </table:table-cell>
          <table:table-cell office:value-type="float" office:value="-191.217549" calcext:value-type="float">
            <text:p>-191,21754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36000" calcext:value-type="float">
            <text:p>36000</text:p>
          </table:table-cell>
          <table:table-cell office:value-type="float" office:value="-15023.380982" calcext:value-type="float">
            <text:p>-15023,380982</text:p>
          </table:table-cell>
          <table:table-cell office:value-type="float" office:value="-1842.748432" calcext:value-type="float">
            <text:p>-1842,748432</text:p>
          </table:table-cell>
          <table:table-cell office:value-type="float" office:value="21711.689657" calcext:value-type="float">
            <text:p>21711,689657</text:p>
          </table:table-cell>
          <table:table-cell office:value-type="float" office:value="-191.231892" calcext:value-type="float">
            <text:p>-191,2318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36900" calcext:value-type="float">
            <text:p>36900</text:p>
          </table:table-cell>
          <table:table-cell office:value-type="float" office:value="-14289.897558" calcext:value-type="float">
            <text:p>-14289,897558</text:p>
          </table:table-cell>
          <table:table-cell office:value-type="float" office:value="-4247.114676" calcext:value-type="float">
            <text:p>-4247,114676</text:p>
          </table:table-cell>
          <table:table-cell office:value-type="float" office:value="21878.179002" calcext:value-type="float">
            <text:p>21878,179002</text:p>
          </table:table-cell>
          <table:table-cell office:value-type="float" office:value="-191.246136" calcext:value-type="float">
            <text:p>-191,2461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37800" calcext:value-type="float">
            <text:p>37800</text:p>
          </table:table-cell>
          <table:table-cell office:value-type="float" office:value="-13687.477864" calcext:value-type="float">
            <text:p>-13687,477864</text:p>
          </table:table-cell>
          <table:table-cell office:value-type="float" office:value="-6683.683776" calcext:value-type="float">
            <text:p>-6683,683776</text:p>
          </table:table-cell>
          <table:table-cell office:value-type="float" office:value="21664.561072" calcext:value-type="float">
            <text:p>21664,561072</text:p>
          </table:table-cell>
          <table:table-cell office:value-type="float" office:value="-191.260422" calcext:value-type="float">
            <text:p>-191,2604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38700" calcext:value-type="float">
            <text:p>38700</text:p>
          </table:table-cell>
          <table:table-cell office:value-type="float" office:value="-13225.223206" calcext:value-type="float">
            <text:p>-13225,223206</text:p>
          </table:table-cell>
          <table:table-cell office:value-type="float" office:value="-9102.846785" calcext:value-type="float">
            <text:p>-9102,846785</text:p>
          </table:table-cell>
          <table:table-cell office:value-type="float" office:value="21074.9272" calcext:value-type="float">
            <text:p>21074,9272</text:p>
          </table:table-cell>
          <table:table-cell office:value-type="float" office:value="-191.27472" calcext:value-type="float">
            <text:p>-191,2747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39600" calcext:value-type="float">
            <text:p>39600</text:p>
          </table:table-cell>
          <table:table-cell office:value-type="float" office:value="-12903.873914" calcext:value-type="float">
            <text:p>-12903,873914</text:p>
          </table:table-cell>
          <table:table-cell office:value-type="float" office:value="-11454.682691" calcext:value-type="float">
            <text:p>-11454,682691</text:p>
          </table:table-cell>
          <table:table-cell office:value-type="float" office:value="20119.931316" calcext:value-type="float">
            <text:p>20119,931316</text:p>
          </table:table-cell>
          <table:table-cell office:value-type="float" office:value="-191.288974" calcext:value-type="float">
            <text:p>-191,2889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0500" calcext:value-type="float">
            <text:p>40500</text:p>
          </table:table-cell>
          <table:table-cell office:value-type="float" office:value="-12715.874789" calcext:value-type="float">
            <text:p>-12715,874789</text:p>
          </table:table-cell>
          <table:table-cell office:value-type="float" office:value="-13690.716206" calcext:value-type="float">
            <text:p>-13690,716206</text:p>
          </table:table-cell>
          <table:table-cell office:value-type="float" office:value="18816.571788" calcext:value-type="float">
            <text:p>18816,571788</text:p>
          </table:table-cell>
          <table:table-cell office:value-type="float" office:value="-191.303263" calcext:value-type="float">
            <text:p>-191,30326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1400" calcext:value-type="float">
            <text:p>41400</text:p>
          </table:table-cell>
          <table:table-cell office:value-type="float" office:value="-12645.777696" calcext:value-type="float">
            <text:p>-12645,777696</text:p>
          </table:table-cell>
          <table:table-cell office:value-type="float" office:value="-15765.617324" calcext:value-type="float">
            <text:p>-15765,617324</text:p>
          </table:table-cell>
          <table:table-cell office:value-type="float" office:value="17187.860492" calcext:value-type="float">
            <text:p>17187,860492</text:p>
          </table:table-cell>
          <table:table-cell office:value-type="float" office:value="-191.317482" calcext:value-type="float">
            <text:p>-191,31748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2300" calcext:value-type="float">
            <text:p>42300</text:p>
          </table:table-cell>
          <table:table-cell office:value-type="float" office:value="-12670.962644" calcext:value-type="float">
            <text:p>-12670,962644</text:p>
          </table:table-cell>
          <table:table-cell office:value-type="float" office:value="-17638.776833" calcext:value-type="float">
            <text:p>-17638,776833</text:p>
          </table:table-cell>
          <table:table-cell office:value-type="float" office:value="15262.387379" calcext:value-type="float">
            <text:p>15262,387379</text:p>
          </table:table-cell>
          <table:table-cell office:value-type="float" office:value="-191.331805" calcext:value-type="float">
            <text:p>-191,3318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4100" calcext:value-type="float">
            <text:p>44100</text:p>
          </table:table-cell>
          <table:table-cell office:value-type="float" office:value="-12887.135257" calcext:value-type="float">
            <text:p>-12887,135257</text:p>
          </table:table-cell>
          <table:table-cell office:value-type="float" office:value="-20649.149884" calcext:value-type="float">
            <text:p>-20649,149884</text:p>
          </table:table-cell>
          <table:table-cell office:value-type="float" office:value="10660.144169" calcext:value-type="float">
            <text:p>10660,144169</text:p>
          </table:table-cell>
          <table:table-cell office:value-type="float" office:value="-191.360398" calcext:value-type="float">
            <text:p>-191,36039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5000" calcext:value-type="float">
            <text:p>45000</text:p>
          </table:table-cell>
          <table:table-cell office:value-type="float" office:value="-13007.274261" calcext:value-type="float">
            <text:p>-13007,274261</text:p>
          </table:table-cell>
          <table:table-cell office:value-type="float" office:value="-21740.047114" calcext:value-type="float">
            <text:p>-21740,047114</text:p>
          </table:table-cell>
          <table:table-cell office:value-type="float" office:value="8063.274751" calcext:value-type="float">
            <text:p>8063,274751</text:p>
          </table:table-cell>
          <table:table-cell office:value-type="float" office:value="-191.374721" calcext:value-type="float">
            <text:p>-191,37472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5900" calcext:value-type="float">
            <text:p>45900</text:p>
          </table:table-cell>
          <table:table-cell office:value-type="float" office:value="-13084.028806" calcext:value-type="float">
            <text:p>-13084,028806</text:p>
          </table:table-cell>
          <table:table-cell office:value-type="float" office:value="-22538.013374" calcext:value-type="float">
            <text:p>-22538,013374</text:p>
          </table:table-cell>
          <table:table-cell office:value-type="float" office:value="5328.023" calcext:value-type="float">
            <text:p>5328,023</text:p>
          </table:table-cell>
          <table:table-cell office:value-type="float" office:value="-191.389029" calcext:value-type="float">
            <text:p>-191,38902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6800" calcext:value-type="float">
            <text:p>46800</text:p>
          </table:table-cell>
          <table:table-cell office:value-type="float" office:value="-13078.141885" calcext:value-type="float">
            <text:p>-13078,141885</text:p>
          </table:table-cell>
          <table:table-cell office:value-type="float" office:value="-23041.621787" calcext:value-type="float">
            <text:p>-23041,621787</text:p>
          </table:table-cell>
          <table:table-cell office:value-type="float" office:value="2501.461511" calcext:value-type="float">
            <text:p>2501,461511</text:p>
          </table:table-cell>
          <table:table-cell office:value-type="float" office:value="-191.403419" calcext:value-type="float">
            <text:p>-191,4034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7700" calcext:value-type="float">
            <text:p>47700</text:p>
          </table:table-cell>
          <table:table-cell office:value-type="float" office:value="-12951.798838" calcext:value-type="float">
            <text:p>-12951,798838</text:p>
          </table:table-cell>
          <table:table-cell office:value-type="float" office:value="-23258.299223" calcext:value-type="float">
            <text:p>-23258,299223</text:p>
          </table:table-cell>
          <table:table-cell office:value-type="float" office:value="-367.915369" calcext:value-type="float">
            <text:p>-367,915369</text:p>
          </table:table-cell>
          <table:table-cell office:value-type="float" office:value="-191.417784" calcext:value-type="float">
            <text:p>-191,4177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8600" calcext:value-type="float">
            <text:p>48600</text:p>
          </table:table-cell>
          <table:table-cell office:value-type="float" office:value="-12670.236704" calcext:value-type="float">
            <text:p>-12670,236704</text:p>
          </table:table-cell>
          <table:table-cell office:value-type="float" office:value="-23203.903698" calcext:value-type="float">
            <text:p>-23203,903698</text:p>
          </table:table-cell>
          <table:table-cell office:value-type="float" office:value="-3231.016303" calcext:value-type="float">
            <text:p>-3231,016303</text:p>
          </table:table-cell>
          <table:table-cell office:value-type="float" office:value="-191.432095" calcext:value-type="float">
            <text:p>-191,4320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9500" calcext:value-type="float">
            <text:p>49500</text:p>
          </table:table-cell>
          <table:table-cell office:value-type="float" office:value="-12203.236825" calcext:value-type="float">
            <text:p>-12203,236825</text:p>
          </table:table-cell>
          <table:table-cell office:value-type="float" office:value="-22901.993522" calcext:value-type="float">
            <text:p>-22901,993522</text:p>
          </table:table-cell>
          <table:table-cell office:value-type="float" office:value="-6038.978672" calcext:value-type="float">
            <text:p>-6038,978672</text:p>
          </table:table-cell>
          <table:table-cell office:value-type="float" office:value="-191.446436" calcext:value-type="float">
            <text:p>-191,44643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50400" calcext:value-type="float">
            <text:p>50400</text:p>
          </table:table-cell>
          <table:table-cell office:value-type="float" office:value="-11526.444616" calcext:value-type="float">
            <text:p>-11526,444616</text:p>
          </table:table-cell>
          <table:table-cell office:value-type="float" office:value="-22382.818354" calcext:value-type="float">
            <text:p>-22382,818354</text:p>
          </table:table-cell>
          <table:table-cell office:value-type="float" office:value="-8743.982259" calcext:value-type="float">
            <text:p>-8743,982259</text:p>
          </table:table-cell>
          <table:table-cell office:value-type="float" office:value="-191.460745" calcext:value-type="float">
            <text:p>-191,46074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51300" calcext:value-type="float">
            <text:p>51300</text:p>
          </table:table-cell>
          <table:table-cell office:value-type="float" office:value="-10622.467477" calcext:value-type="float">
            <text:p>-10622,467477</text:p>
          </table:table-cell>
          <table:table-cell office:value-type="float" office:value="-21682.072265" calcext:value-type="float">
            <text:p>-21682,072265</text:p>
          </table:table-cell>
          <table:table-cell office:value-type="float" office:value="-11300.038654" calcext:value-type="float">
            <text:p>-11300,038654</text:p>
          </table:table-cell>
          <table:table-cell office:value-type="float" office:value="-191.475038" calcext:value-type="float">
            <text:p>-191,475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52200" calcext:value-type="float">
            <text:p>52200</text:p>
          </table:table-cell>
          <table:table-cell office:value-type="float" office:value="-9481.710422" calcext:value-type="float">
            <text:p>-9481,710422</text:p>
          </table:table-cell>
          <table:table-cell office:value-type="float" office:value="-20839.457112" calcext:value-type="float">
            <text:p>-20839,457112</text:p>
          </table:table-cell>
          <table:table-cell office:value-type="float" office:value="-13663.74499" calcext:value-type="float">
            <text:p>-13663,74499</text:p>
          </table:table-cell>
          <table:table-cell office:value-type="float" office:value="-191.489377" calcext:value-type="float">
            <text:p>-191,4893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53100" calcext:value-type="float">
            <text:p>53100</text:p>
          </table:table-cell>
          <table:table-cell office:value-type="float" office:value="-8102.918994" calcext:value-type="float">
            <text:p>-8102,918994</text:p>
          </table:table-cell>
          <table:table-cell office:value-type="float" office:value="-19897.110984" calcext:value-type="float">
            <text:p>-19897,110984</text:p>
          </table:table-cell>
          <table:table-cell office:value-type="float" office:value="-15794.991497" calcext:value-type="float">
            <text:p>-15794,991497</text:p>
          </table:table-cell>
          <table:table-cell office:value-type="float" office:value="-191.503667" calcext:value-type="float">
            <text:p>-191,50366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54000" calcext:value-type="float">
            <text:p>54000</text:p>
          </table:table-cell>
          <table:table-cell office:value-type="float" office:value="-6493.409807" calcext:value-type="float">
            <text:p>-6493,409807</text:p>
          </table:table-cell>
          <table:table-cell office:value-type="float" office:value="-18897.960844" calcext:value-type="float">
            <text:p>-18897,960844</text:p>
          </table:table-cell>
          <table:table-cell office:value-type="float" office:value="-17657.613325" calcext:value-type="float">
            <text:p>-17657,613325</text:p>
          </table:table-cell>
          <table:table-cell office:value-type="float" office:value="-191.517998" calcext:value-type="float">
            <text:p>-191,51799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54900" calcext:value-type="float">
            <text:p>54900</text:p>
          </table:table-cell>
          <table:table-cell office:value-type="float" office:value="-4668.980469" calcext:value-type="float">
            <text:p>-4668,980469</text:p>
          </table:table-cell>
          <table:table-cell office:value-type="float" office:value="-17884.060774" calcext:value-type="float">
            <text:p>-17884,060774</text:p>
          </table:table-cell>
          <table:table-cell office:value-type="float" office:value="-19219.977974" calcext:value-type="float">
            <text:p>-19219,977974</text:p>
          </table:table-cell>
          <table:table-cell office:value-type="float" office:value="-191.532229" calcext:value-type="float">
            <text:p>-191,5322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55800" calcext:value-type="float">
            <text:p>55800</text:p>
          </table:table-cell>
          <table:table-cell office:value-type="float" office:value="-2653.502156" calcext:value-type="float">
            <text:p>-2653,502156</text:p>
          </table:table-cell>
          <table:table-cell office:value-type="float" office:value="-16894.977419" calcext:value-type="float">
            <text:p>-16894,977419</text:p>
          </table:table-cell>
          <table:table-cell office:value-type="float" office:value="-20455.500619" calcext:value-type="float">
            <text:p>-20455,500619</text:p>
          </table:table-cell>
          <table:table-cell office:value-type="float" office:value="-191.546568" calcext:value-type="float">
            <text:p>-191,5465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56700" calcext:value-type="float">
            <text:p>56700</text:p>
          </table:table-cell>
          <table:table-cell office:value-type="float" office:value="-478.209404" calcext:value-type="float">
            <text:p>-478,209404</text:p>
          </table:table-cell>
          <table:table-cell office:value-type="float" office:value="-15966.282266" calcext:value-type="float">
            <text:p>-15966,282266</text:p>
          </table:table-cell>
          <table:table-cell office:value-type="float" office:value="-21343.080478" calcext:value-type="float">
            <text:p>-21343,080478</text:p>
          </table:table-cell>
          <table:table-cell office:value-type="float" office:value="-191.560864" calcext:value-type="float">
            <text:p>-191,5608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57600" calcext:value-type="float">
            <text:p>57600</text:p>
          </table:table-cell>
          <table:table-cell office:value-type="float" office:value="1819.287476" calcext:value-type="float">
            <text:p>1819,287476</text:p>
          </table:table-cell>
          <table:table-cell office:value-type="float" office:value="-15128.206458" calcext:value-type="float">
            <text:p>-15128,206458</text:p>
          </table:table-cell>
          <table:table-cell office:value-type="float" office:value="-21867.45222" calcext:value-type="float">
            <text:p>-21867,45222</text:p>
          </table:table-cell>
          <table:table-cell office:value-type="float" office:value="-191.575098" calcext:value-type="float">
            <text:p>-191,57509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58500" calcext:value-type="float">
            <text:p>58500</text:p>
          </table:table-cell>
          <table:table-cell office:value-type="float" office:value="4196.232082" calcext:value-type="float">
            <text:p>4196,232082</text:p>
          </table:table-cell>
          <table:table-cell office:value-type="float" office:value="-14404.508037" calcext:value-type="float">
            <text:p>-14404,508037</text:p>
          </table:table-cell>
          <table:table-cell office:value-type="float" office:value="-22019.447283" calcext:value-type="float">
            <text:p>-22019,447283</text:p>
          </table:table-cell>
          <table:table-cell office:value-type="float" office:value="-191.589409" calcext:value-type="float">
            <text:p>-191,5894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59400" calcext:value-type="float">
            <text:p>59400</text:p>
          </table:table-cell>
          <table:table-cell office:value-type="float" office:value="6606.149632" calcext:value-type="float">
            <text:p>6606,149632</text:p>
          </table:table-cell>
          <table:table-cell office:value-type="float" office:value="-13811.593959" calcext:value-type="float">
            <text:p>-13811,593959</text:p>
          </table:table-cell>
          <table:table-cell office:value-type="float" office:value="-21796.160802" calcext:value-type="float">
            <text:p>-21796,160802</text:p>
          </table:table-cell>
          <table:table-cell office:value-type="float" office:value="-191.603689" calcext:value-type="float">
            <text:p>-191,60368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60300" calcext:value-type="float">
            <text:p>60300</text:p>
          </table:table-cell>
          <table:table-cell office:value-type="float" office:value="9000.42131" calcext:value-type="float">
            <text:p>9000,42131</text:p>
          </table:table-cell>
          <table:table-cell office:value-type="float" office:value="-13357.930263" calcext:value-type="float">
            <text:p>-13357,930263</text:p>
          </table:table-cell>
          <table:table-cell office:value-type="float" office:value="-21201.02078" calcext:value-type="float">
            <text:p>-21201,02078</text:p>
          </table:table-cell>
          <table:table-cell office:value-type="float" office:value="-191.61792" calcext:value-type="float">
            <text:p>-191,6179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61200" calcext:value-type="float">
            <text:p>61200</text:p>
          </table:table-cell>
          <table:table-cell office:value-type="float" office:value="11329.948188" calcext:value-type="float">
            <text:p>11329,948188</text:p>
          </table:table-cell>
          <table:table-cell office:value-type="float" office:value="-13043.763509" calcext:value-type="float">
            <text:p>-13043,763509</text:p>
          </table:table-cell>
          <table:table-cell office:value-type="float" office:value="-20243.757075" calcext:value-type="float">
            <text:p>-20243,757075</text:p>
          </table:table-cell>
          <table:table-cell office:value-type="float" office:value="-191.632149" calcext:value-type="float">
            <text:p>-191,63214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62100" calcext:value-type="float">
            <text:p>62100</text:p>
          </table:table-cell>
          <table:table-cell office:value-type="float" office:value="13546.843888" calcext:value-type="float">
            <text:p>13546,843888</text:p>
          </table:table-cell>
          <table:table-cell office:value-type="float" office:value="-12861.165438" calcext:value-type="float">
            <text:p>-12861,165438</text:p>
          </table:table-cell>
          <table:table-cell office:value-type="float" office:value="-18940.268906" calcext:value-type="float">
            <text:p>-18940,268906</text:p>
          </table:table-cell>
          <table:table-cell office:value-type="float" office:value="-191.646422" calcext:value-type="float">
            <text:p>-191,6464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63000" calcext:value-type="float">
            <text:p>63000</text:p>
          </table:table-cell>
          <table:table-cell office:value-type="float" office:value="15606.093434" calcext:value-type="float">
            <text:p>15606,093434</text:p>
          </table:table-cell>
          <table:table-cell office:value-type="float" office:value="-12794.401044" calcext:value-type="float">
            <text:p>-12794,401044</text:p>
          </table:table-cell>
          <table:table-cell office:value-type="float" office:value="-17312.390766" calcext:value-type="float">
            <text:p>-17312,390766</text:p>
          </table:table-cell>
          <table:table-cell office:value-type="float" office:value="-191.660676" calcext:value-type="float">
            <text:p>-191,6606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63900" calcext:value-type="float">
            <text:p>63900</text:p>
          </table:table-cell>
          <table:table-cell office:value-type="float" office:value="17467.11618" calcext:value-type="float">
            <text:p>17467,11618</text:p>
          </table:table-cell>
          <table:table-cell office:value-type="float" office:value="-12820.608221" calcext:value-type="float">
            <text:p>-12820,608221</text:p>
          </table:table-cell>
          <table:table-cell office:value-type="float" office:value="-15387.558056" calcext:value-type="float">
            <text:p>-15387,558056</text:p>
          </table:table-cell>
          <table:table-cell office:value-type="float" office:value="-191.674983" calcext:value-type="float">
            <text:p>-191,67498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64800" calcext:value-type="float">
            <text:p>64800</text:p>
          </table:table-cell>
          <table:table-cell office:value-type="float" office:value="19095.173427" calcext:value-type="float">
            <text:p>19095,173427</text:p>
          </table:table-cell>
          <table:table-cell office:value-type="float" office:value="-12910.76529" calcext:value-type="float">
            <text:p>-12910,76529</text:p>
          </table:table-cell>
          <table:table-cell office:value-type="float" office:value="-13198.375266" calcext:value-type="float">
            <text:p>-13198,375266</text:p>
          </table:table-cell>
          <table:table-cell office:value-type="float" office:value="-191.689279" calcext:value-type="float">
            <text:p>-191,68927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65700" calcext:value-type="float">
            <text:p>65700</text:p>
          </table:table-cell>
          <table:table-cell office:value-type="float" office:value="20462.566285" calcext:value-type="float">
            <text:p>20462,566285</text:p>
          </table:table-cell>
          <table:table-cell office:value-type="float" office:value="-13030.91147" calcext:value-type="float">
            <text:p>-13030,91147</text:p>
          </table:table-cell>
          <table:table-cell office:value-type="float" office:value="-10782.091281" calcext:value-type="float">
            <text:p>-10782,091281</text:p>
          </table:table-cell>
          <table:table-cell office:value-type="float" office:value="-191.703556" calcext:value-type="float">
            <text:p>-191,70355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66600" calcext:value-type="float">
            <text:p>66600</text:p>
          </table:table-cell>
          <table:table-cell office:value-type="float" office:value="21549.576477" calcext:value-type="float">
            <text:p>21549,576477</text:p>
          </table:table-cell>
          <table:table-cell office:value-type="float" office:value="-13143.575095" calcext:value-type="float">
            <text:p>-13143,575095</text:p>
          </table:table-cell>
          <table:table-cell office:value-type="float" office:value="-8179.988209" calcext:value-type="float">
            <text:p>-8179,988209</text:p>
          </table:table-cell>
          <table:table-cell office:value-type="float" office:value="-191.717922" calcext:value-type="float">
            <text:p>-191,7179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67500" calcext:value-type="float">
            <text:p>67500</text:p>
          </table:table-cell>
          <table:table-cell office:value-type="float" office:value="22345.111899" calcext:value-type="float">
            <text:p>22345,111899</text:p>
          </table:table-cell>
          <table:table-cell office:value-type="float" office:value="-13209.355614" calcext:value-type="float">
            <text:p>-13209,355614</text:p>
          </table:table-cell>
          <table:table-cell office:value-type="float" office:value="-5436.692082" calcext:value-type="float">
            <text:p>-5436,692082</text:p>
          </table:table-cell>
          <table:table-cell office:value-type="float" office:value="-191.732237" calcext:value-type="float">
            <text:p>-191,73223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68400" calcext:value-type="float">
            <text:p>68400</text:p>
          </table:table-cell>
          <table:table-cell office:value-type="float" office:value="22847.02965" calcext:value-type="float">
            <text:p>22847,02965</text:p>
          </table:table-cell>
          <table:table-cell office:value-type="float" office:value="-13188.598524" calcext:value-type="float">
            <text:p>-13188,598524</text:p>
          </table:table-cell>
          <table:table-cell office:value-type="float" office:value="-2599.415736" calcext:value-type="float">
            <text:p>-2599,415736</text:p>
          </table:table-cell>
          <table:table-cell office:value-type="float" office:value="-191.746511" calcext:value-type="float">
            <text:p>-191,74651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69300" calcext:value-type="float">
            <text:p>69300</text:p>
          </table:table-cell>
          <table:table-cell office:value-type="float" office:value="23062.121474" calcext:value-type="float">
            <text:p>23062,121474</text:p>
          </table:table-cell>
          <table:table-cell office:value-type="float" office:value="-13043.097726" calcext:value-type="float">
            <text:p>-13043,097726</text:p>
          </table:table-cell>
          <table:table-cell office:value-type="float" office:value="282.853915" calcext:value-type="float">
            <text:p>282,853915</text:p>
          </table:table-cell>
          <table:table-cell office:value-type="float" office:value="-191.760822" calcext:value-type="float">
            <text:p>-191,7608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70200" calcext:value-type="float">
            <text:p>70200</text:p>
          </table:table-cell>
          <table:table-cell office:value-type="float" office:value="23005.759782" calcext:value-type="float">
            <text:p>23005,759782</text:p>
          </table:table-cell>
          <table:table-cell office:value-type="float" office:value="-12737.757708" calcext:value-type="float">
            <text:p>-12737,757708</text:p>
          </table:table-cell>
          <table:table-cell office:value-type="float" office:value="3160.210219" calcext:value-type="float">
            <text:p>3160,210219</text:p>
          </table:table-cell>
          <table:table-cell office:value-type="float" office:value="-191.775117" calcext:value-type="float">
            <text:p>-191,7751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71100" calcext:value-type="float">
            <text:p>71100</text:p>
          </table:table-cell>
          <table:table-cell office:value-type="float" office:value="22701.215967" calcext:value-type="float">
            <text:p>22701,215967</text:p>
          </table:table-cell>
          <table:table-cell office:value-type="float" office:value="-12242.148581" calcext:value-type="float">
            <text:p>-12242,148581</text:p>
          </table:table-cell>
          <table:table-cell office:value-type="float" office:value="5982.707234" calcext:value-type="float">
            <text:p>5982,707234</text:p>
          </table:table-cell>
          <table:table-cell office:value-type="float" office:value="-191.789367" calcext:value-type="float">
            <text:p>-191,78936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72000" calcext:value-type="float">
            <text:p>72000</text:p>
          </table:table-cell>
          <table:table-cell office:value-type="float" office:value="22178.67618" calcext:value-type="float">
            <text:p>22178,67618</text:p>
          </table:table-cell>
          <table:table-cell office:value-type="float" office:value="-11531.890451" calcext:value-type="float">
            <text:p>-11531,890451</text:p>
          </table:table-cell>
          <table:table-cell office:value-type="float" office:value="8701.249554" calcext:value-type="float">
            <text:p>8701,249554</text:p>
          </table:table-cell>
          <table:table-cell office:value-type="float" office:value="-191.803625" calcext:value-type="float">
            <text:p>-191,8036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72900" calcext:value-type="float">
            <text:p>72900</text:p>
          </table:table-cell>
          <table:table-cell office:value-type="float" office:value="21473.992308" calcext:value-type="float">
            <text:p>21473,992308</text:p>
          </table:table-cell>
          <table:table-cell office:value-type="float" office:value="-10589.809828" calcext:value-type="float">
            <text:p>-10589,809828</text:p>
          </table:table-cell>
          <table:table-cell office:value-type="float" office:value="11268.474009" calcext:value-type="float">
            <text:p>11268,474009</text:p>
          </table:table-cell>
          <table:table-cell office:value-type="float" office:value="-191.817869" calcext:value-type="float">
            <text:p>-191,81786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73800" calcext:value-type="float">
            <text:p>73800</text:p>
          </table:table-cell>
          <table:table-cell office:value-type="float" office:value="20627.217174" calcext:value-type="float">
            <text:p>20627,217174</text:p>
          </table:table-cell>
          <table:table-cell office:value-type="float" office:value="-9406.819544" calcext:value-type="float">
            <text:p>-9406,819544</text:p>
          </table:table-cell>
          <table:table-cell office:value-type="float" office:value="13639.605389" calcext:value-type="float">
            <text:p>13639,605389</text:p>
          </table:table-cell>
          <table:table-cell office:value-type="float" office:value="-191.832124" calcext:value-type="float">
            <text:p>-191,8321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74700" calcext:value-type="float">
            <text:p>74700</text:p>
          </table:table-cell>
          <table:table-cell office:value-type="float" office:value="19680.982207" calcext:value-type="float">
            <text:p>19680,982207</text:p>
          </table:table-cell>
          <table:table-cell office:value-type="float" office:value="-7982.484631" calcext:value-type="float">
            <text:p>-7982,484631</text:p>
          </table:table-cell>
          <table:table-cell office:value-type="float" office:value="15773.268561" calcext:value-type="float">
            <text:p>15773,268561</text:p>
          </table:table-cell>
          <table:table-cell office:value-type="float" office:value="-191.846373" calcext:value-type="float">
            <text:p>-191,84637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75600" calcext:value-type="float">
            <text:p>75600</text:p>
          </table:table-cell>
          <table:table-cell office:value-type="float" office:value="18678.782755" calcext:value-type="float">
            <text:p>18678,782755</text:p>
          </table:table-cell>
          <table:table-cell office:value-type="float" office:value="-6325.24937" calcext:value-type="float">
            <text:p>-6325,24937</text:p>
          </table:table-cell>
          <table:table-cell office:value-type="float" office:value="17632.240035" calcext:value-type="float">
            <text:p>17632,240035</text:p>
          </table:table-cell>
          <table:table-cell office:value-type="float" office:value="-191.860601" calcext:value-type="float">
            <text:p>-191,8606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76500" calcext:value-type="float">
            <text:p>76500</text:p>
          </table:table-cell>
          <table:table-cell office:value-type="float" office:value="17663.240257" calcext:value-type="float">
            <text:p>17663,240257</text:p>
          </table:table-cell>
          <table:table-cell office:value-type="float" office:value="-4452.314637" calcext:value-type="float">
            <text:p>-4452,314637</text:p>
          </table:table-cell>
          <table:table-cell office:value-type="float" office:value="19184.123279" calcext:value-type="float">
            <text:p>19184,123279</text:p>
          </table:table-cell>
          <table:table-cell office:value-type="float" office:value="-191.874768" calcext:value-type="float">
            <text:p>-191,87476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77400" calcext:value-type="float">
            <text:p>77400</text:p>
          </table:table-cell>
          <table:table-cell office:value-type="float" office:value="16674.411637" calcext:value-type="float">
            <text:p>16674,411637</text:p>
          </table:table-cell>
          <table:table-cell office:value-type="float" office:value="-2389.169153" calcext:value-type="float">
            <text:p>-2389,169153</text:p>
          </table:table-cell>
          <table:table-cell office:value-type="float" office:value="20401.93378" calcext:value-type="float">
            <text:p>20401,93378</text:p>
          </table:table-cell>
          <table:table-cell office:value-type="float" office:value="-191.889008" calcext:value-type="float">
            <text:p>-191,8890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78300" calcext:value-type="float">
            <text:p>78300</text:p>
          </table:table-cell>
          <table:table-cell office:value-type="float" office:value="15748.214304" calcext:value-type="float">
            <text:p>15748,214304</text:p>
          </table:table-cell>
          <table:table-cell office:value-type="float" office:value="-168.792606" calcext:value-type="float">
            <text:p>-168,792606</text:p>
          </table:table-cell>
          <table:table-cell office:value-type="float" office:value="21264.581937" calcext:value-type="float">
            <text:p>21264,581937</text:p>
          </table:table-cell>
          <table:table-cell office:value-type="float" office:value="-191.903212" calcext:value-type="float">
            <text:p>-191,9032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79200" calcext:value-type="float">
            <text:p>79200</text:p>
          </table:table-cell>
          <table:table-cell office:value-type="float" office:value="14915.030215" calcext:value-type="float">
            <text:p>14915,030215</text:p>
          </table:table-cell>
          <table:table-cell office:value-type="float" office:value="2169.437819" calcext:value-type="float">
            <text:p>2169,437819</text:p>
          </table:table-cell>
          <table:table-cell office:value-type="float" office:value="21757.244304" calcext:value-type="float">
            <text:p>21757,244304</text:p>
          </table:table-cell>
          <table:table-cell office:value-type="float" office:value="-191.917409" calcext:value-type="float">
            <text:p>-191,91740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80100" calcext:value-type="float">
            <text:p>80100</text:p>
          </table:table-cell>
          <table:table-cell office:value-type="float" office:value="14198.544844" calcext:value-type="float">
            <text:p>14198,544844</text:p>
          </table:table-cell>
          <table:table-cell office:value-type="float" office:value="4581.093803" calcext:value-type="float">
            <text:p>4581,093803</text:p>
          </table:table-cell>
          <table:table-cell office:value-type="float" office:value="21871.616356" calcext:value-type="float">
            <text:p>21871,616356</text:p>
          </table:table-cell>
          <table:table-cell office:value-type="float" office:value="-191.931586" calcext:value-type="float">
            <text:p>-191,9315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81000" calcext:value-type="float">
            <text:p>81000</text:p>
          </table:table-cell>
          <table:table-cell office:value-type="float" office:value="13614.866855" calcext:value-type="float">
            <text:p>13614,866855</text:p>
          </table:table-cell>
          <table:table-cell office:value-type="float" office:value="7018.241234" calcext:value-type="float">
            <text:p>7018,241234</text:p>
          </table:table-cell>
          <table:table-cell office:value-type="float" office:value="21606.042716" calcext:value-type="float">
            <text:p>21606,042716</text:p>
          </table:table-cell>
          <table:table-cell office:value-type="float" office:value="-191.94579" calcext:value-type="float">
            <text:p>-191,9457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81900" calcext:value-type="float">
            <text:p>81900</text:p>
          </table:table-cell>
          <table:table-cell office:value-type="float" office:value="13171.962464" calcext:value-type="float">
            <text:p>13171,962464</text:p>
          </table:table-cell>
          <table:table-cell office:value-type="float" office:value="9431.122737" calcext:value-type="float">
            <text:p>9431,122737</text:p>
          </table:table-cell>
          <table:table-cell office:value-type="float" office:value="20965.523599" calcext:value-type="float">
            <text:p>20965,523599</text:p>
          </table:table-cell>
          <table:table-cell office:value-type="float" office:value="-191.959951" calcext:value-type="float">
            <text:p>-191,9599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82800" calcext:value-type="float">
            <text:p>82800</text:p>
          </table:table-cell>
          <table:table-cell office:value-type="float" office:value="12869.425266" calcext:value-type="float">
            <text:p>12869,425266</text:p>
          </table:table-cell>
          <table:table-cell office:value-type="float" office:value="11769.910505" calcext:value-type="float">
            <text:p>11769,910505</text:p>
          </table:table-cell>
          <table:table-cell office:value-type="float" office:value="19961.598954" calcext:value-type="float">
            <text:p>19961,598954</text:p>
          </table:table-cell>
          <table:table-cell office:value-type="float" office:value="-191.9742" calcext:value-type="float">
            <text:p>-191,97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83700" calcext:value-type="float">
            <text:p>83700</text:p>
          </table:table-cell>
          <table:table-cell office:value-type="float" office:value="12698.588463" calcext:value-type="float">
            <text:p>12698,588463</text:p>
          </table:table-cell>
          <table:table-cell office:value-type="float" office:value="13986.460213" calcext:value-type="float">
            <text:p>13986,460213</text:p>
          </table:table-cell>
          <table:table-cell office:value-type="float" office:value="18612.114394" calcext:value-type="float">
            <text:p>18612,114394</text:p>
          </table:table-cell>
          <table:table-cell office:value-type="float" office:value="-191.988311" calcext:value-type="float">
            <text:p>-191,9883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84600" calcext:value-type="float">
            <text:p>84600</text:p>
          </table:table-cell>
          <table:table-cell office:value-type="float" office:value="12642.972476" calcext:value-type="float">
            <text:p>12642,972476</text:p>
          </table:table-cell>
          <table:table-cell office:value-type="float" office:value="16035.99743" calcext:value-type="float">
            <text:p>16035,99743</text:p>
          </table:table-cell>
          <table:table-cell office:value-type="float" office:value="16940.875369" calcext:value-type="float">
            <text:p>16940,875369</text:p>
          </table:table-cell>
          <table:table-cell office:value-type="float" office:value="-192.002546" calcext:value-type="float">
            <text:p>-192,0025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85500" calcext:value-type="float">
            <text:p>85500</text:p>
          </table:table-cell>
          <table:table-cell office:value-type="float" office:value="12679.047512" calcext:value-type="float">
            <text:p>12679,047512</text:p>
          </table:table-cell>
          <table:table-cell office:value-type="float" office:value="17878.671362" calcext:value-type="float">
            <text:p>17878,671362</text:p>
          </table:table-cell>
          <table:table-cell office:value-type="float" office:value="14977.198121" calcext:value-type="float">
            <text:p>14977,198121</text:p>
          </table:table-cell>
          <table:table-cell office:value-type="float" office:value="-192.01678" calcext:value-type="float">
            <text:p>-192,0167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86400" calcext:value-type="float">
            <text:p>86400</text:p>
          </table:table-cell>
          <table:table-cell office:value-type="float" office:value="12777.278333" calcext:value-type="float">
            <text:p>12777,278333</text:p>
          </table:table-cell>
          <table:table-cell office:value-type="float" office:value="19480.916744" calcext:value-type="float">
            <text:p>19480,916744</text:p>
          </table:table-cell>
          <table:table-cell office:value-type="float" office:value="12755.367771" calcext:value-type="float">
            <text:p>12755,367771</text:p>
          </table:table-cell>
          <table:table-cell office:value-type="float" office:value="-192.031092" calcext:value-type="float">
            <text:p>-192,031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.00.0000</text:date>, <text:time style:data-style-name="N2" text:time-value="20:03:54.441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3T20:04:12.838000000</dc:date>
    <meta:editing-duration>PT1M8S</meta:editing-duration>
    <meta:editing-cycles>4</meta:editing-cycles>
    <meta:generator>LibreOffice/7.3.2.2$Windows_X86_64 LibreOffice_project/49f2b1bff42cfccbd8f788c8dc32c1c309559be0</meta:generator>
    <meta:document-statistic meta:table-count="1" meta:cell-count="776" meta:object-count="0"/>
  </office:meta>
</office:document-meta>
</file>